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15%" fo:text-align="justify" style:justify-single-word="false"/>
      <style:text-properties officeooo:rsid="0004c80f" officeooo:paragraph-rsid="0004c80f"/>
    </style:style>
    <style:style style:name="P2" style:family="paragraph" style:parent-style-name="Standard">
      <style:paragraph-properties fo:line-height="115%" fo:text-align="justify" style:justify-single-word="false"/>
      <style:text-properties officeooo:rsid="0004c80f" officeooo:paragraph-rsid="0006f65e"/>
    </style:style>
    <style:style style:name="P3" style:family="paragraph" style:parent-style-name="Standard">
      <style:paragraph-properties fo:line-height="115%" fo:text-align="end" style:justify-single-word="false"/>
      <style:text-properties officeooo:rsid="0004c80f" officeooo:paragraph-rsid="0004c80f"/>
    </style:style>
    <style:style style:name="P4" style:family="paragraph" style:parent-style-name="Standard">
      <style:paragraph-properties fo:line-height="115%" fo:text-align="justify" style:justify-single-word="false"/>
      <style:text-properties officeooo:rsid="000573c2" officeooo:paragraph-rsid="000573c2"/>
    </style:style>
    <style:style style:name="P5" style:family="paragraph" style:parent-style-name="Standard">
      <style:paragraph-properties fo:line-height="115%" fo:text-align="justify" style:justify-single-word="false"/>
      <style:text-properties officeooo:rsid="000573c2" officeooo:paragraph-rsid="0006270a"/>
    </style:style>
    <style:style style:name="P6" style:family="paragraph" style:parent-style-name="Standard">
      <style:paragraph-properties fo:line-height="115%" fo:text-align="justify" style:justify-single-word="false"/>
      <style:text-properties fo:font-weight="bold" officeooo:rsid="000573c2" officeooo:paragraph-rsid="000573c2" style:font-weight-asian="bold" style:font-weight-complex="bold"/>
    </style:style>
    <style:style style:name="P7" style:family="paragraph" style:parent-style-name="Standard">
      <style:paragraph-properties fo:line-height="115%" fo:text-align="justify" style:justify-single-word="false"/>
      <style:text-properties fo:font-weight="bold" officeooo:rsid="000573c2" officeooo:paragraph-rsid="0006270a" style:font-weight-asian="bold" style:font-weight-complex="bold"/>
    </style:style>
    <style:style style:name="P8" style:family="paragraph" style:parent-style-name="Standard">
      <style:paragraph-properties fo:line-height="115%" fo:text-align="justify" style:justify-single-word="false"/>
      <style:text-properties fo:font-weight="bold" officeooo:rsid="0004c80f" officeooo:paragraph-rsid="0004c80f" style:font-weight-asian="bold" style:font-weight-complex="bold"/>
    </style:style>
    <style:style style:name="T1" style:family="text">
      <style:text-properties officeooo:rsid="000573c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Podcast do Prof. Miguel Nicolelis: reflexões semanais sobre a pandemia no Brasil</text:p>
      <text:p text:style-name="P1"/>
      <text:p text:style-name="P3">Maurício Vancine</text:p>
      <text:p text:style-name="P1"/>
      <text:p text:style-name="P1">Há muito tempo acompanho o trabalho do Prof. Nicolelis, desde quando ainda estava no cursinho e lia minhas Scientific American Brasil. Para quem ainda não o conhece, ele brilhou na abertura da Copa do Mundo no Brasil, não como jogador (até onde sei), mas sim como Cientista: havia dito anos antes que faria uma pessoa paraplégica dar início à uma partida de futebol usando um exoesqueleto. E o fez. E eu vibrei, sozinho, como o maior gol da história. Acho que desde aquele momento, a grande parte dos brasileiros não sabia quem ele era ou o tamanho do seu feito, realizado em rede nacional, com o mundo vendo… Enfim, já era o prelúdio do 7x1… </text:p>
      <text:p text:style-name="P1"/>
      <text:p text:style-name="P2">Veja mais aqui: </text:p>
      <text:p text:style-name="P2"><text:a xlink:type="simple" xlink:href="https://www.fronteiras.com/noticias/miguel-nicolelis-celebra-sucesso-do-primeiro-chute-da-copa-dado-por-um-paraplegico-conseguimos" text:style-name="Internet_20_link" text:visited-style-name="Visited_20_Internet_20_Link">https://www.fronteiras.com/noticias/miguel-nicolelis-celebra-sucesso-do-primeiro-chute-da-copa-dado-por-um-paraplegico-conseguimos</text:a></text:p>
      <text:p text:style-name="P1"/>
      <text:p text:style-name="P2">Mas o Prof. Nicalelis não parou e segue pesquisando na área de neurociência. Com a pandemia, ele integrou um grupo de pesquisadores que ajudou na tomada de decisão nos estados do Nordeste. </text:p>
      <text:p text:style-name="P2"/>
      <text:p text:style-name="P2">Atualmente ele segue <text:span text:style-name="T1">dando entrevistas para diversas emissoras do </text:span>mundo, <text:span text:style-name="T1">além de fazer um podcast semanal discutindo a realidade do Brasil frente a pandemia. </text:span></text:p>
      <text:p text:style-name="P1"/>
      <text:p text:style-name="P4">Recomendo fortemente que ouçam.</text:p>
      <text:p text:style-name="P4"/>
      <text:p text:style-name="P6">Primeiro: “Estamos a poucas semanas de um ponto de não retorno na crise da covid-19”</text:p>
      <text:p text:style-name="P4"><text:a xlink:type="simple" xlink:href="https://brasil.elpais.com/brasil/2021-03-31/miguel-nicolelis-estamos-a-poucas-semanas-de-um-ponto-de-nao-retorno-na-crise-da-covid-19.html" text:style-name="Internet_20_link" text:visited-style-name="Visited_20_Internet_20_Link">https://brasil.elpais.com/brasil/2021-03-31/miguel-nicolelis-estamos-a-poucas-semanas-de-um-ponto-de-nao-retorno-na-crise-da-covid-19.html</text:a></text:p>
      <text:p text:style-name="P4"/>
      <text:p text:style-name="P6">“Óbitos podem superar nascimentos no país em abril por causa da covid-19”</text:p>
      <text:p text:style-name="P4"><text:a xlink:type="simple" xlink:href="https://brasil.elpais.com/brasil/2021-04-07/miguel-nicolelis-obitos-podem-superar-nascimentos-no-pais-em-abril-por-causa-da-covid-19.html" text:style-name="Internet_20_link" text:visited-style-name="Visited_20_Internet_20_Link">https://brasil.elpais.com/brasil/2021-04-07/miguel-nicolelis-obitos-podem-superar-nascimentos-no-pais-em-abril-por-causa-da-covid-19.html</text:a></text:p>
      <text:p text:style-name="P4"/>
      <text:p text:style-name="P7">“São os cientistas ‘canalhas’ que vão tirar o Brasil dessa crise infernal”</text:p>
      <text:p text:style-name="P5"><text:a xlink:type="simple" xlink:href="https://brasil.elpais.com/opiniao/2021-04-14/miguel-nicolelis-sao-os-cientistas-canalhas-que-vao-tirar-o-brasil-dessa-crise-infernal.html" text:style-name="Internet_20_link" text:visited-style-name="Visited_20_Internet_20_Link">https://brasil.elpais.com/opiniao/2021-04-14/miguel-nicolelis-sao-os-cientistas-canalhas-que-vao-tirar-o-brasil-dessa-crise-infernal.html</text:a>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uricio Vancine</meta:initial-creator>
    <meta:creation-date>2021-04-14T19:28:25.257788280</meta:creation-date>
    <dc:date>2021-04-14T19:51:16.397373363</dc:date>
    <dc:creator>Mauricio Vancine</dc:creator>
    <meta:editing-duration>PT2M30S</meta:editing-duration>
    <meta:editing-cycles>2</meta:editing-cycles>
    <meta:generator>LibreOffice/7.0.5.2$Linux_X86_64 LibreOffice_project/64390860c6cd0aca4beafafcfd84613dd9dfb63a</meta:generator>
    <meta:document-statistic meta:table-count="0" meta:image-count="0" meta:object-count="0" meta:page-count="1" meta:paragraph-count="14" meta:word-count="235" meta:character-count="1906" meta:non-whitespace-character-count="1681"/>
  </office:meta>
</office:document-meta>
</file>